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11f93"/>
    </style:style>
    <style:style style:name="P2" style:family="paragraph" style:parent-style-name="Standard">
      <style:text-properties officeooo:paragraph-rsid="00ab49b4"/>
    </style:style>
    <style:style style:name="T1" style:family="text">
      <style:text-properties officeooo:rsid="00111f93"/>
    </style:style>
    <style:style style:name="T2" style:family="text">
      <style:text-properties officeooo:rsid="00118cf6"/>
    </style:style>
    <style:style style:name="T3" style:family="text">
      <style:text-properties officeooo:rsid="0012835c"/>
    </style:style>
    <style:style style:name="T4" style:family="text">
      <style:text-properties officeooo:rsid="00132e21"/>
    </style:style>
    <style:style style:name="T5" style:family="text">
      <style:text-properties officeooo:rsid="00177f1c"/>
    </style:style>
    <style:style style:name="T6" style:family="text">
      <style:text-properties officeooo:rsid="00195b54"/>
    </style:style>
    <style:style style:name="T7" style:family="text">
      <style:text-properties officeooo:rsid="00198ca8"/>
    </style:style>
    <style:style style:name="T8" style:family="text">
      <style:text-properties officeooo:rsid="001acd78"/>
    </style:style>
    <style:style style:name="T9" style:family="text">
      <style:text-properties officeooo:rsid="001c092c"/>
    </style:style>
    <style:style style:name="T10" style:family="text">
      <style:text-properties officeooo:rsid="001cd396"/>
    </style:style>
    <style:style style:name="T11" style:family="text">
      <style:text-properties officeooo:rsid="001e5bf7"/>
    </style:style>
    <style:style style:name="T12" style:family="text">
      <style:text-properties officeooo:rsid="001e94d9"/>
    </style:style>
    <style:style style:name="T13" style:family="text">
      <style:text-properties officeooo:rsid="001f7b43"/>
    </style:style>
    <style:style style:name="T14" style:family="text">
      <style:text-properties officeooo:rsid="0021f5d5"/>
    </style:style>
    <style:style style:name="T15" style:family="text">
      <style:text-properties officeooo:rsid="002354e8"/>
    </style:style>
    <style:style style:name="T16" style:family="text">
      <style:text-properties officeooo:rsid="00237620"/>
    </style:style>
    <style:style style:name="T17" style:family="text">
      <style:text-properties officeooo:rsid="0023ad77"/>
    </style:style>
    <style:style style:name="T18" style:family="text">
      <style:text-properties officeooo:rsid="0025f0a2"/>
    </style:style>
    <style:style style:name="T19" style:family="text">
      <style:text-properties officeooo:rsid="0027aa5a"/>
    </style:style>
    <style:style style:name="T20" style:family="text">
      <style:text-properties officeooo:rsid="0028fff4"/>
    </style:style>
    <style:style style:name="T21" style:family="text">
      <style:text-properties officeooo:rsid="002950bb"/>
    </style:style>
    <style:style style:name="T22" style:family="text">
      <style:text-properties officeooo:rsid="002a5456"/>
    </style:style>
    <style:style style:name="T23" style:family="text">
      <style:text-properties officeooo:rsid="002b6296"/>
    </style:style>
    <style:style style:name="T24" style:family="text">
      <style:text-properties officeooo:rsid="002cdbc8"/>
    </style:style>
    <style:style style:name="T25" style:family="text">
      <style:text-properties officeooo:rsid="00327868"/>
    </style:style>
    <style:style style:name="T26" style:family="text">
      <style:text-properties officeooo:rsid="003624cf"/>
    </style:style>
    <style:style style:name="T27" style:family="text">
      <style:text-properties officeooo:rsid="0036a9d0"/>
    </style:style>
    <style:style style:name="T28" style:family="text">
      <style:text-properties officeooo:rsid="0036cf0e"/>
    </style:style>
    <style:style style:name="T29" style:family="text">
      <style:text-properties officeooo:rsid="0039586a"/>
    </style:style>
    <style:style style:name="T30" style:family="text">
      <style:text-properties officeooo:rsid="003a5ed0"/>
    </style:style>
    <style:style style:name="T31" style:family="text">
      <style:text-properties officeooo:rsid="003ba2b0"/>
    </style:style>
    <style:style style:name="T32" style:family="text">
      <style:text-properties officeooo:rsid="003d863a"/>
    </style:style>
    <style:style style:name="T33" style:family="text">
      <style:text-properties officeooo:rsid="003ee8bf"/>
    </style:style>
    <style:style style:name="T34" style:family="text">
      <style:text-properties officeooo:rsid="004016cb"/>
    </style:style>
    <style:style style:name="T35" style:family="text">
      <style:text-properties officeooo:rsid="00411691"/>
    </style:style>
    <style:style style:name="T36" style:family="text">
      <style:text-properties officeooo:rsid="0041a11c"/>
    </style:style>
    <style:style style:name="T37" style:family="text">
      <style:text-properties officeooo:rsid="0042f969"/>
    </style:style>
    <style:style style:name="T38" style:family="text">
      <style:text-properties officeooo:rsid="0043be5f"/>
    </style:style>
    <style:style style:name="T39" style:family="text">
      <style:text-properties officeooo:rsid="0044b533"/>
    </style:style>
    <style:style style:name="T40" style:family="text">
      <style:text-properties officeooo:rsid="00460edf"/>
    </style:style>
    <style:style style:name="T41" style:family="text">
      <style:text-properties officeooo:rsid="00479967"/>
    </style:style>
    <style:style style:name="T42" style:family="text">
      <style:text-properties officeooo:rsid="004b39d4"/>
    </style:style>
    <style:style style:name="T43" style:family="text">
      <style:text-properties officeooo:rsid="004c0416"/>
    </style:style>
    <style:style style:name="T44" style:family="text">
      <style:text-properties officeooo:rsid="004c6e5d"/>
    </style:style>
    <style:style style:name="T45" style:family="text">
      <style:text-properties officeooo:rsid="004e59c3"/>
    </style:style>
    <style:style style:name="T46" style:family="text">
      <style:text-properties officeooo:rsid="004fed1b"/>
    </style:style>
    <style:style style:name="T47" style:family="text">
      <style:text-properties officeooo:rsid="00523195"/>
    </style:style>
    <style:style style:name="T48" style:family="text">
      <style:text-properties officeooo:rsid="00554777"/>
    </style:style>
    <style:style style:name="T49" style:family="text">
      <style:text-properties officeooo:rsid="0056b80b"/>
    </style:style>
    <style:style style:name="T50" style:family="text">
      <style:text-properties officeooo:rsid="00581a1f"/>
    </style:style>
    <style:style style:name="T51" style:family="text">
      <style:text-properties officeooo:rsid="005b0f3e"/>
    </style:style>
    <style:style style:name="T52" style:family="text">
      <style:text-properties officeooo:rsid="005bb4af"/>
    </style:style>
    <style:style style:name="T53" style:family="text">
      <style:text-properties officeooo:rsid="005ed467"/>
    </style:style>
    <style:style style:name="T54" style:family="text">
      <style:text-properties officeooo:rsid="005f8d06"/>
    </style:style>
    <style:style style:name="T55" style:family="text">
      <style:text-properties officeooo:rsid="00607ce8"/>
    </style:style>
    <style:style style:name="T56" style:family="text">
      <style:text-properties officeooo:rsid="006108a8"/>
    </style:style>
    <style:style style:name="T57" style:family="text">
      <style:text-properties officeooo:rsid="0062e5a2"/>
    </style:style>
    <style:style style:name="T58" style:family="text">
      <style:text-properties officeooo:rsid="006421ae"/>
    </style:style>
    <style:style style:name="T59" style:family="text">
      <style:text-properties officeooo:rsid="0065523c"/>
    </style:style>
    <style:style style:name="T60" style:family="text">
      <style:text-properties officeooo:rsid="0066d54a"/>
    </style:style>
    <style:style style:name="T61" style:family="text">
      <style:text-properties officeooo:rsid="0068763a"/>
    </style:style>
    <style:style style:name="T62" style:family="text">
      <style:text-properties officeooo:rsid="00696ff7"/>
    </style:style>
    <style:style style:name="T63" style:family="text">
      <style:text-properties officeooo:rsid="006a0cf7"/>
    </style:style>
    <style:style style:name="T64" style:family="text">
      <style:text-properties officeooo:rsid="006bc98f"/>
    </style:style>
    <style:style style:name="T65" style:family="text">
      <style:text-properties officeooo:rsid="006daa7a"/>
    </style:style>
    <style:style style:name="T66" style:family="text">
      <style:text-properties officeooo:rsid="006f2945"/>
    </style:style>
    <style:style style:name="T67" style:family="text">
      <style:text-properties officeooo:rsid="00739411"/>
    </style:style>
    <style:style style:name="T68" style:family="text">
      <style:text-properties officeooo:rsid="0074e23f"/>
    </style:style>
    <style:style style:name="T69" style:family="text">
      <style:text-properties officeooo:rsid="00765a7e"/>
    </style:style>
    <style:style style:name="T70" style:family="text">
      <style:text-properties officeooo:rsid="0077bd62"/>
    </style:style>
    <style:style style:name="T71" style:family="text">
      <style:text-properties officeooo:rsid="0077dcdc"/>
    </style:style>
    <style:style style:name="T72" style:family="text">
      <style:text-properties officeooo:rsid="007ac83c"/>
    </style:style>
    <style:style style:name="T73" style:family="text">
      <style:text-properties officeooo:rsid="007ba425"/>
    </style:style>
    <style:style style:name="T74" style:family="text">
      <style:text-properties officeooo:rsid="007c3570"/>
    </style:style>
    <style:style style:name="T75" style:family="text">
      <style:text-properties officeooo:rsid="007de818"/>
    </style:style>
    <style:style style:name="T76" style:family="text">
      <style:text-properties officeooo:rsid="007e8c84"/>
    </style:style>
    <style:style style:name="T77" style:family="text">
      <style:text-properties officeooo:rsid="0080127b"/>
    </style:style>
    <style:style style:name="T78" style:family="text">
      <style:text-properties officeooo:rsid="00830dea"/>
    </style:style>
    <style:style style:name="T79" style:family="text">
      <style:text-properties officeooo:rsid="00841bed"/>
    </style:style>
    <style:style style:name="T80" style:family="text">
      <style:text-properties officeooo:rsid="00856d0a"/>
    </style:style>
    <style:style style:name="T81" style:family="text">
      <style:text-properties officeooo:rsid="008788ac"/>
    </style:style>
    <style:style style:name="T82" style:family="text">
      <style:text-properties officeooo:rsid="0088e260"/>
    </style:style>
    <style:style style:name="T83" style:family="text">
      <style:text-properties officeooo:rsid="0089c68b"/>
    </style:style>
    <style:style style:name="T84" style:family="text">
      <style:text-properties officeooo:rsid="008afb15"/>
    </style:style>
    <style:style style:name="T85" style:family="text">
      <style:text-properties officeooo:rsid="008d00a0"/>
    </style:style>
    <style:style style:name="T86" style:family="text">
      <style:text-properties officeooo:rsid="008f24fa"/>
    </style:style>
    <style:style style:name="T87" style:family="text">
      <style:text-properties officeooo:rsid="00944ec6"/>
    </style:style>
    <style:style style:name="T88" style:family="text">
      <style:text-properties officeooo:rsid="00945a07"/>
    </style:style>
    <style:style style:name="T89" style:family="text">
      <style:text-properties officeooo:rsid="0095b6e7"/>
    </style:style>
    <style:style style:name="T90" style:family="text">
      <style:text-properties officeooo:rsid="009685da"/>
    </style:style>
    <style:style style:name="T91" style:family="text">
      <style:text-properties officeooo:rsid="0099771f"/>
    </style:style>
    <style:style style:name="T92" style:family="text">
      <style:text-properties officeooo:rsid="009b29ab"/>
    </style:style>
    <style:style style:name="T93" style:family="text">
      <style:text-properties officeooo:rsid="009c2790"/>
    </style:style>
    <style:style style:name="T94" style:family="text">
      <style:text-properties officeooo:rsid="009d683a"/>
    </style:style>
    <style:style style:name="T95" style:family="text">
      <style:text-properties officeooo:rsid="009dce13"/>
    </style:style>
    <style:style style:name="T96" style:family="text">
      <style:text-properties officeooo:rsid="009eb867"/>
    </style:style>
    <style:style style:name="T97" style:family="text">
      <style:text-properties officeooo:rsid="00a02c79"/>
    </style:style>
    <style:style style:name="T98" style:family="text">
      <style:text-properties officeooo:rsid="00a127a0"/>
    </style:style>
    <style:style style:name="T99" style:family="text">
      <style:text-properties officeooo:rsid="00a4ed7f"/>
    </style:style>
    <style:style style:name="T100" style:family="text">
      <style:text-properties officeooo:rsid="00a6dd8b"/>
    </style:style>
    <style:style style:name="T101" style:family="text">
      <style:text-properties officeooo:rsid="00aadc74"/>
    </style:style>
    <style:style style:name="T102" style:family="text">
      <style:text-properties officeooo:rsid="00ac9cd7"/>
    </style:style>
    <style:style style:name="T103" style:family="text">
      <style:text-properties officeooo:rsid="00b00070"/>
    </style:style>
    <style:style style:name="T104" style:family="text">
      <style:text-properties officeooo:rsid="00b38365"/>
    </style:style>
    <style:style style:name="T105" style:family="text">
      <style:text-properties officeooo:rsid="00b6bb6b"/>
    </style:style>
    <style:style style:name="T106" style:family="text">
      <style:text-properties officeooo:rsid="00b891b1"/>
    </style:style>
    <style:style style:name="T107" style:family="text">
      <style:text-properties officeooo:rsid="00b9a3dc"/>
    </style:style>
    <style:style style:name="T108" style:family="text">
      <style:text-properties officeooo:rsid="00ba453d"/>
    </style:style>
    <style:style style:name="T109" style:family="text">
      <style:text-properties officeooo:rsid="00bc2a1b"/>
    </style:style>
    <style:style style:name="T110" style:family="text">
      <style:text-properties officeooo:rsid="00bc3449"/>
    </style:style>
    <style:style style:name="T111" style:family="text">
      <style:text-properties officeooo:rsid="00bc5342"/>
    </style:style>
    <style:style style:name="T112" style:family="text">
      <style:text-properties officeooo:rsid="00bd2c6b"/>
    </style:style>
    <style:style style:name="T113" style:family="text">
      <style:text-properties officeooo:rsid="00bd82ff"/>
    </style:style>
    <style:style style:name="T114" style:family="text">
      <style:text-properties officeooo:rsid="00c187bf"/>
    </style:style>
    <style:style style:name="T115" style:family="text">
      <style:text-properties officeooo:rsid="00c2717b"/>
    </style:style>
    <style:style style:name="T116" style:family="text">
      <style:text-properties officeooo:rsid="00c4eb9f"/>
    </style:style>
    <style:style style:name="T117" style:family="text">
      <style:text-properties officeooo:rsid="00c592b2"/>
    </style:style>
    <style:style style:name="T118" style:family="text">
      <style:text-properties officeooo:rsid="00c68d50"/>
    </style:style>
    <style:style style:name="T119" style:family="text">
      <style:text-properties officeooo:rsid="00c85f14"/>
    </style:style>
    <style:style style:name="T120" style:family="text">
      <style:text-properties officeooo:rsid="00c89519"/>
    </style:style>
    <style:style style:name="T121" style:family="text">
      <style:text-properties officeooo:rsid="00c9309b"/>
    </style:style>
    <style:style style:name="T122" style:family="text">
      <style:text-properties officeooo:rsid="00caecf1"/>
    </style:style>
    <style:style style:name="T123" style:family="text">
      <style:text-properties officeooo:rsid="00cbe388"/>
    </style:style>
    <style:style style:name="T124" style:family="text">
      <style:text-properties officeooo:rsid="00cdb6b8"/>
    </style:style>
    <style:style style:name="T125" style:family="text">
      <style:text-properties officeooo:rsid="00ce585d"/>
    </style:style>
    <style:style style:name="T126" style:family="text">
      <style:text-properties officeooo:rsid="00cfffac"/>
    </style:style>
    <style:style style:name="T127" style:family="text">
      <style:text-properties officeooo:rsid="00d10d13"/>
    </style:style>
    <style:style style:name="T128" style:family="text">
      <style:text-properties officeooo:rsid="00df041a"/>
    </style:style>
    <style:style style:name="T129" style:family="text">
      <style:text-properties officeooo:rsid="00e0fc79"/>
    </style:style>
    <style:style style:name="T130" style:family="text">
      <style:text-properties officeooo:rsid="00e346b7"/>
    </style:style>
    <style:style style:name="T131" style:family="text">
      <style:text-properties officeooo:rsid="00e4757b"/>
    </style:style>
    <style:style style:name="T132" style:family="text">
      <style:text-properties officeooo:rsid="00e6745d"/>
    </style:style>
    <style:style style:name="T133" style:family="text">
      <style:text-properties officeooo:rsid="00e98b68"/>
    </style:style>
    <style:style style:name="T134" style:family="text">
      <style:text-properties officeooo:rsid="00e9e47e"/>
    </style:style>
    <style:style style:name="T135" style:family="text">
      <style:text-properties officeooo:rsid="00ebdf43"/>
    </style:style>
    <style:style style:name="T136" style:family="text">
      <style:text-properties officeooo:rsid="00ed179b"/>
    </style:style>
    <style:style style:name="T137" style:family="text">
      <style:text-properties officeooo:rsid="00ed25ee"/>
    </style:style>
    <style:style style:name="T138" style:family="text">
      <style:text-properties officeooo:rsid="00eea8b8"/>
    </style:style>
    <style:style style:name="T139" style:family="text">
      <style:text-properties officeooo:rsid="00f23580"/>
    </style:style>
    <style:style style:name="T140" style:family="text">
      <style:text-properties officeooo:rsid="00f32b96"/>
    </style:style>
    <style:style style:name="T141" style:family="text">
      <style:text-properties officeooo:rsid="00f63344"/>
    </style:style>
    <style:style style:name="T142" style:family="text">
      <style:text-properties officeooo:rsid="00f7fc77"/>
    </style:style>
    <style:style style:name="T143" style:family="text">
      <style:text-properties officeooo:rsid="00f8a737"/>
    </style:style>
    <style:style style:name="T144" style:family="text">
      <style:text-properties officeooo:rsid="00fa2a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/></text:p>
      <text:p text:style-name="P1"><text:span text:style-name="T1"><text:s text:c="2"/>在商业竞争日趋激烈</text:span><text:span text:style-name="T2">的今天，物美价廉已经不再</text:span><text:span text:style-name="T3">是顾客选择商家</text:span><text:span text:style-name="T4">的唯一标准</text:span><text:span text:style-name="T3">，而且服务</text:span><text:span text:style-name="T5">的概念已经深入</text:span><text:span text:style-name="T6">到各行各业</text:span><text:span text:style-name="T5">，</text:span><text:span text:style-name="T7">商家</text:span><text:span text:style-name="T10">在顾客的印象中越来越趋於雷同</text:span><text:span text:style-name="T9">，但是</text:span><text:span text:style-name="T11">若想在行业中出类拔萃</text:span><text:span text:style-name="T12">，我们需要什么</text:span><text:span text:style-name="T13">呢？</text:span></text:p>
      <text:p text:style-name="P1"><text:span text:style-name="T25"/></text:p>
      <text:p text:style-name="P1"><text:span text:style-name="T13"><text:s text:c="2"/></text:span><text:span text:style-name="T14">Star Buck – 通过阶梯式</text:span><text:span text:style-name="T15">的价格、舒适</text:span><text:span text:style-name="T16">的环境以及提供免费</text:span><text:span text:style-name="T17">的</text:span><text:span text:style-name="T16">Wi-Fi网络接入，赢得大量粉丝</text:span><text:span text:style-name="T17">支持。</text:span></text:p>
      <text:p text:style-name="P1"><text:span text:style-name="T17"><text:s text:c="2"/>苹果电脑公司 </text:span><text:span text:style-name="T18">– </text:span><text:span text:style-name="T19">在电子行业</text:span><text:span text:style-name="T20">竞争日趋激烈的今天，</text:span><text:span text:style-name="T21">却在其他公司已经营多年的数码和移动通信领域里先後推出</text:span><text:span text:style-name="T24">了</text:span><text:span text:style-name="T21">iPod音乐播放器、iPhone手机和iPad平板电脑，不但扭亏为盈</text:span><text:span text:style-name="T22">，而且在近期全球经济低迷</text:span><text:span text:style-name="T23">的情况下担当了美国股票市场复苏的领导力量。</text:span></text:p>
      <text:p text:style-name="P1"><text:span text:style-name="T23"><text:s text:c="2"/></text:span></text:p>
      <text:p text:style-name="P1"><text:span text:style-name="T23"><text:s text:c="2"/>他们</text:span><text:span text:style-name="T27">从众多的业内同行中脱颖而出都是因为</text:span><text:span text:style-name="T33">在同一个领域做</text:span><text:span text:style-name="T34">了大量的工作，这个领域就是</text:span><text:span text:style-name="T103">：</text:span><text:span text:style-name="T28">用户体验</text:span><text:span text:style-name="T33">。</text:span></text:p>
      <text:p text:style-name="P1"><text:span text:style-name="T28"/></text:p>
      <text:p text:style-name="P1"><text:span text:style-name="T28"><text:s text:c="2"/></text:span><text:span text:style-name="T32">我们不难发现</text:span><text:span text:style-name="T35">，许多</text:span><text:span text:style-name="T128">有实力的企业都在</text:span><text:span text:style-name="T35">注重用户体验，</text:span><text:span text:style-name="T46">在他们认为</text:span><text:span text:style-name="T35">改进用户体验</text:span><text:span text:style-name="T36">是一个新</text:span><text:span text:style-name="T38">的趋势</text:span><text:span text:style-name="T104">，是企业将来生存的必修课</text:span><text:span text:style-name="T40">。</text:span></text:p>
      <text:p text:style-name="P1"><text:span text:style-name="T40"/></text:p>
      <text:p text:style-name="P1"><text:span text:style-name="T40"><text:s text:c="2"/>我们</text:span><text:span text:style-name="T41">的产品能为您带来什么？</text:span></text:p>
      <text:p text:style-name="P1"><text:span text:style-name="T41"/></text:p>
      <text:p text:style-name="P1"><text:span text:style-name="T41"><text:s text:c="2"/>餐饮行业</text:span><text:span text:style-name="T42">的最大成功，莫过於让顾客印象深刻</text:span><text:span text:style-name="T107">，</text:span><text:span text:style-name="T45">除</text:span><text:span text:style-name="T105">了需要</text:span><text:span text:style-name="T108">有</text:span><text:span text:style-name="T105">可口的餐品，还需要将餐品的推介信息推送</text:span><text:span text:style-name="T47">到用户身边，</text:span><text:span text:style-name="T48">我们的电子菜单系统不但能够改进顾客在点餐时的用户体验，并且能够</text:span><text:span text:style-name="T49">将您想要传达给顾客的信息自</text:span><text:span text:style-name="T129">顾客进入餐厅起就</text:span><text:span text:style-name="T49">发送</text:span><text:span text:style-name="T50">到顾客手边并且常伴顾客左右，以吸引顾客</text:span><text:span text:style-name="T51">的注意并加深</text:span><text:span text:style-name="T101">对企业</text:span><text:span text:style-name="T51">的印象</text:span><text:span text:style-name="T52">。</text:span></text:p>
      <text:p text:style-name="P1"><text:span text:style-name="T52"/></text:p>
      <text:p text:style-name="P1"><text:span text:style-name="T52"><text:s text:c="2"/>餐饮行业较</text:span><text:span text:style-name="T53">别的行业特殊的一点是，餐厅内部必须有一个统一的风格并且塑造良好</text:span><text:span text:style-name="T54">的用餐环境，</text:span><text:span text:style-name="T55">这就意味着在店铺内部放置短期收益</text:span><text:span text:style-name="T56">类的促销或推介广告很困难，既不能破坏餐厅</text:span><text:span text:style-name="T57">的整体风格又</text:span><text:span text:style-name="T58">要</text:span><text:span text:style-name="T59">将信息传达给进入餐厅的顾客，使用桌边</text:span><text:span text:style-name="T60">的电子菜单就是一个非常好的选择。我们</text:span><text:span text:style-name="T61">的电子菜单产品通过设置</text:span><text:span text:style-name="T62">就可以</text:span><text:span text:style-name="T61">每隔一定的时间将类似</text:span><text:span text:style-name="T66">的广告信息</text:span><text:span text:style-name="T65">发送到顾客手边，如果顾客认为满意可以直接点击菜单</text:span><text:span text:style-name="T67">上的按钮购买广告中推荐的餐品</text:span><text:span text:style-name="T72">，非常方便快捷</text:span><text:span text:style-name="T73">，而且可以通过客户</text:span><text:span text:style-name="T75">的点餐记录针对性地向客户推荐餐品</text:span><text:span text:style-name="T77">，</text:span><text:span text:style-name="T67">并且可以</text:span><text:span text:style-name="T74">在广告内容中</text:span><text:span text:style-name="T68">将餐厅</text:span><text:span text:style-name="T69">的网址以及</text:span><text:span text:style-name="T70">订餐电话周期性地显示</text:span><text:span text:style-name="T71">在屏幕上，以吸引顾客的注意。一些随机赠送</text:span><text:span text:style-name="T77">的餐品也可以通过电子菜单推送</text:span><text:span text:style-name="T80">，以增加和顾客的互动性。</text:span></text:p>
      <text:p text:style-name="P1"><text:span text:style-name="T80"/></text:p>
      <text:p text:style-name="P2"><text:span text:style-name="T80"><text:s text:c="2"/></text:span><text:span text:style-name="T81">本电子菜单产品的界面设计灵活</text:span><text:span text:style-name="T127">，</text:span><text:span text:style-name="T81">可定制性强，可以</text:span><text:span text:style-name="T82">和餐厅的的整体风格融合到一起，餐品</text:span><text:span text:style-name="T83">在屏幕上动态显示，以图片</text:span><text:span text:style-name="T86">的方式显示给顾客，图片经过专业的美工美化可以更加激发顾客的购买欲，</text:span><text:span text:style-name="T83">而且画面有动画效果，</text:span><text:span text:style-name="T84">并非纸质菜单</text:span><text:span text:style-name="T85">的简单重现，</text:span><text:span text:style-name="T83">用户体验非常</text:span><text:span text:style-name="T84">好，</text:span><text:span text:style-name="T85">充分</text:span><text:span text:style-name="T88">发挥了设备自身的特点。电子菜单</text:span><text:span text:style-name="T102">中的</text:span><text:span text:style-name="T89">餐品</text:span><text:span text:style-name="T90">的分类灵活，除按照热菜</text:span><text:span text:style-name="T91">、冷菜、主食等传统方式分类</text:span><text:span text:style-name="T92">还可以按照营养成分</text:span><text:span text:style-name="T94">、餐品口味、地区与习俗等设置更加丰富</text:span><text:span text:style-name="T95">的自定义分类</text:span><text:span text:style-name="T96">，</text:span><text:span text:style-name="T97">并可以</text:span><text:span text:style-name="T98">在重大节日时设置一些临时的套餐以方便顾客选择。</text:span></text:p>
      <text:p text:style-name="P1"><text:span text:style-name="T98"><text:s text:c="2"/></text:span></text:p>
      <text:p text:style-name="P1"><text:span text:style-name="T98"><text:s text:c="2"/></text:span><text:span text:style-name="T109">电子菜单产品支持多种语言以及字符集</text:span><text:span text:style-name="T111">，如带有重音符号</text:span><text:span text:style-name="T113">的欧洲语言（例如意大利语、法语和西班牙语）</text:span><text:span text:style-name="T117">，</text:span><text:span text:style-name="T113">日语</text:span><text:span text:style-name="T116">中的</text:span><text:span text:style-name="T113">平假名与片假名</text:span><text:span text:style-name="T117">，</text:span><text:span text:style-name="T113">韩文等都可以完美支持</text:span><text:span text:style-name="T126">，</text:span><text:span text:style-name="T113">并且可以播放音频</text:span><text:span text:style-name="T126">和视频等。</text:span></text:p>
      <text:p text:style-name="P1"><text:span text:style-name="T113"/></text:p>
      <text:p text:style-name="P1"><text:span text:style-name="T113"><text:s text:c="2"/></text:span><text:span text:style-name="T118">本产品可以通过网络协议和小票打印机</text:span><text:span text:style-name="T119">、钱箱以及收款机等外围设备进行联动</text:span><text:span text:style-name="T120">，</text:span><text:span text:style-name="T121">配有专用的SDK，</text:span><text:span text:style-name="T122">市面</text:span><text:span text:style-name="T123">上许多品牌</text:span><text:span text:style-name="T124">的</text:span><text:span text:style-name="T123">老设备</text:span><text:span text:style-name="T124">都可以通过定制</text:span><text:span text:style-name="T125">和电子菜单产品连接到一起。</text:span></text:p>
      <text:p text:style-name="P1"><text:span text:style-name="T125"/></text:p>
      <text:p text:style-name="P1"><text:span text:style-name="T125"><text:s text:c="2"/></text:span><text:span text:style-name="T133">本产品配有专用的服务器软件，可以</text:span><text:span text:style-name="T134">让餐厅人员实时了解餐厅</text:span><text:span text:style-name="T135">的运营状况，</text:span><text:span text:style-name="T136">也可以通过网络</text:span><text:span text:style-name="T137">将餐品信息导出，如企业配有其他系统例如外卖订购系统，可以将餐品信息直接导出以避免</text:span><text:span text:style-name="T139">在改动时操作人员需要</text:span><text:span text:style-name="T140">登录到</text:span><text:span text:style-name="T137">多个系统上重复录入。</text:span></text:p>
      <text:p text:style-name="P1"><text:span text:style-name="T137"/></text:p>
      <text:p text:style-name="P1"><text:span text:style-name="T137"><text:s text:c="2"/></text:span><text:span text:style-name="T143">希望我们</text:span><text:span text:style-name="T144">的产品能够助您的企业在成功的道路上更进一步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0T19:55:37</meta:creation-date>
    <meta:generator>OpenOffice.org/3.2$Linux OpenOffice.org_project/320m19$Build-9505</meta:generator>
    <dc:date>2010-10-20T23:05:48</dc:date>
    <meta:editing-duration>PT03H10M12S</meta:editing-duration>
    <meta:editing-cycles>229</meta:editing-cycles>
    <meta:document-statistic meta:table-count="0" meta:image-count="0" meta:object-count="0" meta:page-count="1" meta:paragraph-count="15" meta:word-count="688" meta:character-count="1341"/>
  </office:meta>
</office:document-meta>
</file>